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0f3129"/>
    </style:style>
    <style:style style:name="P2" style:family="paragraph" style:parent-style-name="Standard">
      <style:text-properties officeooo:rsid="000f3129" officeooo:paragraph-rsid="000f3129"/>
    </style:style>
    <style:style style:name="T1" style:family="text">
      <style:text-properties officeooo:rsid="000f312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a xlink:type="simple" xlink:href="http://tinyos.rockfishnw.com/" text:style-name="Internet_20_link"/></text:p>
      <text:p text:style-name="Standard"><text:a xlink:type="simple" xlink:href="http://tinyos.rockfishnw.com/" text:style-name="Internet_20_link">TinyOS — TinyOS Website exception</text:a> <text:a xlink:type="simple" xlink:href="https://www.kernel.org/doc/Documentation/unaligned-memory-access.txt" text:style-name="Internet_20_link">alignment ,padding</text:a> <text:a xlink:type="simple" xlink:href="https://courses.washington.edu/cp105/" text:style-name="Internet_20_link">exceptions</text:a> <text:a xlink:type="simple" xlink:href="https://sysplay.in/blog/tag/file-system-modules/" text:style-name="Internet_20_link">sysplay</text:a> <text:a xlink:type="simple" xlink:href="https://git-scm.com/book/en/v2/Getting-Started-About-Version-Control" text:style-name="Internet_20_link">git pdf total</text:a> <text:a xlink:type="simple" xlink:href="https://github.com/tridge/dosfstools/blob/master/src/mkfs.fat.c" text:style-name="Internet_20_link">fat imp code</text:a> <text:a xlink:type="simple" xlink:href="https://www3.nd.edu/~dthain/courses/cse30341/spring2017/project6/" text:style-name="Internet_20_link">pjt 6 file systems</text:a> <text:a xlink:type="simple" xlink:href="https://www.javatpoint.com/os-virtual-memory" text:style-name="Internet_20_link">java for operating systems</text:a> <text:a xlink:type="simple" xlink:href="https://gabrieletolomei.wordpress.com/miscellanea/operating-systems/virtual-memory-paging-and-swapping/" text:style-name="Internet_20_link">virtual memory</text:a> <text:a xlink:type="simple" xlink:href="https://www.efxkits.us/real-time-operating-systems-rtos-in-vxworks/" text:style-name="Internet_20_link">vx works</text:a> <text:a xlink:type="simple" xlink:href="http://www.ntfs.com/partition-table.htm" text:style-name="Internet_20_link">about ntfs</text:a> <text:a xlink:type="simple" xlink:href="https://docs.huihoo.com/linux/kernel/a1/index.html" text:style-name="Internet_20_link">os</text:a> <text:a xlink:type="simple" xlink:href="https://github.com/dosfstools/dosfstools/blob/master/src/mkfs.fat.c#L619" text:style-name="Internet_20_link">fat imp code</text:a> <text:a xlink:type="simple" xlink:href="https://github.com/dosfstools/dosfstools/blob/master/src/mkfs.fat.c" text:style-name="Internet_20_link">fat code</text:a> <text:a xlink:type="simple" xlink:href="https://codebender.cc/example/SdFat/SdFormatter#SdFormatter.ino" text:style-name="Internet_20_link">sd card formatter</text:a> <text:a xlink:type="simple" xlink:href="https://blog.superpat.com/2010/05/04/a-simple-block-driver-for-linux-kernel-2-6-31/" text:style-name="Internet_20_link">block driver</text:a> <text:a xlink:type="simple" xlink:href="https://linux-kernel-labs.github.io/master/labs/block_device_drivers.html#" text:style-name="Internet_20_link">block driver</text:a> <text:a xlink:type="simple" xlink:href="https://stackoverflow.com/questions/9280759/linux-function-to-get-mount-points" text:style-name="Internet_20_link">mount </text:a><text:a xlink:type="simple" xlink:href="https://stackoverflow.com/questions/37380165/handling-multiple-device-files-having-same-major-number-but-unique-minor-number" text:style-name="Internet_20_link">multiple device major device</text:a> <text:a xlink:type="simple" xlink:href="https://www.geeksforgeeks.org/linux-kernel-module-programming-hello-world-program/" text:style-name="Internet_20_link">geeks hello</text:a> <text:a xlink:type="simple" xlink:href="https://developer.salesforce.com/docs/atlas.en-us.apexcode.meta/apexcode/apex_debugging_debug_log.htm" text:style-name="Internet_20_link">debug log device driver</text:a> <text:a xlink:type="simple" xlink:href="https://www.quora.com/Why-isnt-the-entire-space-of-a-pen-drive-and-memory-card-available-for-storage" text:style-name="Internet_20_link">less space in pen drive</text:a> <text:a xlink:type="simple" xlink:href="http://www.linux-tutorial.info/modules.php?name=MContent&amp;pageid=95" text:style-name="Internet_20_link">file and file system</text:a> <text:a xlink:type="simple" xlink:href="http://xdk.bosch-connectivity.com/xdk_docs/html/group__filesystem.html#ga799aff9594e708c8be357281cf85428b" text:style-name="Internet_20_link">about fat</text:a> <text:a xlink:type="simple" xlink:href="http://infocenter.arm.com/help/index.jsp?topic=/com.arm.doc.dui0056d/Cihbbbcj.html" text:style-name="Internet_20_link">arm exceptions</text:a> <text:a xlink:type="simple" xlink:href="http://www.ethernut.de/en/documents/arm-exceptions.html" text:style-name="Internet_20_link">arm exceptions imp</text:a> <text:a xlink:type="simple" xlink:href="https://lwn.net/Articles/58720/" text:style-name="Internet_20_link">block driver example</text:a> <text:a xlink:type="simple" xlink:href="http://derekmolloy.ie/writing-a-linux-kernel-module-part-2-a-character-device/" text:style-name="Internet_20_link">driver code</text:a> <text:a xlink:type="simple" xlink:href="https://linux-kernel-labs.github.io/master/labs/block_device_drivers.html" text:style-name="Internet_20_link">block device drivers</text:a> <text:a xlink:type="simple" xlink:href="http://cs.smith.edu/~nhowe/262/oldlabs/module.html" text:style-name="Internet_20_link">imp of device driver</text:a></text:p>
      <text:p text:style-name="Standard"/>
      <text:p text:style-name="Standard"><text:a xlink:type="simple" xlink:href="http://derekmolloy.ie/writing-a-linux-kernel-module-part-2-a-character-device/">http://derekmolloy.ie/writing-a-linux-kernel-module-part-2-a-character-device/</text:a>...........................</text:p>
      <text:p text:style-name="Standard"/>
      <text:p text:style-name="Standard"><text:a xlink:type="simple" xlink:href="https://sysplay.in/index.php?pagefile=linux_kernel_internals_articles">https://sysplay.in/index.php?pagefile=linux_kernel_internals_articles</text:a>......................</text:p>
      <text:p text:style-name="Standard"><text:a xlink:type="simple" xlink:href="http://tinyos.rockfishnw.com/" text:style-name="Internet_20_link"/></text:p>
      <text:p text:style-name="Standard"><text:a xlink:type="simple" xlink:href="https://sysplay.in/blog/tag/spinlock/">https://sysplay.in/blog/tag/spinlock/</text:a>................................</text:p>
      <text:p text:style-name="Standard"><text:a xlink:type="simple" xlink:href="http://tinyos.rockfishnw.com/" text:style-name="Internet_20_link"/></text:p>
      <text:p text:style-name="Standard"><text:a xlink:type="simple" xlink:href="http://tinyos.rockfishnw.com/" text:style-name="Internet_20_link">TinyOS — TinyOS Website exception</text:a></text:p>
      <text:p text:style-name="Standard"/>
      <text:p text:style-name="P1"><text:a xlink:type="simple" xlink:href="https://www.kernel.org/doc/Documentation/unaligned-memory-access.txt" text:style-name="Internet_20_link"><text:span text:style-name="T1">https://www.kernel.org/doc/Documentation/unaligned-memory-access.txt</text:span></text:a></text:p>
      <text:p text:style-name="P1"/>
      <text:p text:style-name="P2"><text:a xlink:type="simple" xlink:href="https://courses.washington.edu/cp105/" text:style-name="Internet_20_link">https://courses.washington.edu/cp105/</text:a></text:p>
      <text:p text:style-name="P2"/>
      <text:p text:style-name="P2"><text:a xlink:type="simple" xlink:href="https://sysplay.in/blog/tag/file-system-modules/" text:style-name="Internet_20_link">https://sysplay.in/blog/tag/file-system-modules/</text:a></text:p>
      <text:p text:style-name="P2"/>
      <text:p text:style-name="P2"><text:a xlink:type="simple" xlink:href="https://git-scm.com/book/en/v2/Getting-Started-About-Version-Control" text:style-name="Internet_20_link">https://git-scm.com/book/en/v2/Getting-Started-About-Version-Control</text:a></text:p>
      <text:p text:style-name="P2"/>
      <text:p text:style-name="P2"><text:a xlink:type="simple" xlink:href="https://github.com/tridge/dosfstools/blob/master/src/mkfs.fat.c" text:style-name="Internet_20_link">https://github.com/tridge/dosfstools/blob/master/src/mkfs.fat.c</text:a></text:p>
      <text:p text:style-name="P2"/>
      <text:p text:style-name="P2"><text:a xlink:type="simple" xlink:href="https://www3.nd.edu/~dthain/courses/cse30341/spring2017/project6/" text:style-name="Internet_20_link">https://www3.nd.edu/~dthain/courses/cse30341/spring2017/project6/</text:a></text:p>
      <text:p text:style-name="P2"/>
      <text:p text:style-name="P2"><text:a xlink:type="simple" xlink:href="https://www.javatpoint.com/os-virtual-memory" text:style-name="Internet_20_link">https://www.javatpoint.com/os-virtual-memory</text:a></text:p>
      <text:p text:style-name="P2"/>
      <text:p text:style-name="P2"><text:a xlink:type="simple" xlink:href="https://gabrieletolomei.wordpress.com/miscellanea/operating-systems/virtual-memory-paging-and-swapping/" text:style-name="Internet_20_link">https://gabrieletolomei.wordpress.com/miscellanea/operating-systems/virtual-memory-paging-and-swapping/</text:a></text:p>
      <text:p text:style-name="P2"/>
      <text:p text:style-name="P2"><text:a xlink:type="simple" xlink:href="https://www.efxkits.us/real-time-operating-systems-rtos-in-vxworks/" text:style-name="Internet_20_link">https://www.efxkits.us/real-time-operating-systems-rtos-in-vxworks/</text:a></text:p>
      <text:p text:style-name="P2"/>
      <text:p text:style-name="P2"><text:a xlink:type="simple" xlink:href="http://www.ntfs.com/partition-table.htm" text:style-name="Internet_20_link">http://www.ntfs.com/partition-table.htm</text:a></text:p>
      <text:p text:style-name="P2"/>
      <text:p text:style-name="P2"><text:a xlink:type="simple" xlink:href="https://docs.huihoo.com/linux/kernel/a1/index.html" text:style-name="Internet_20_link">https://docs.huihoo.com/linux/kernel/a1/index.html</text:a></text:p>
      <text:p text:style-name="P2"/>
      <text:p text:style-name="P2"><text:a xlink:type="simple" xlink:href="https://github.com/dosfstools/dosfstools/blob/master/src/mkfs.fat.c#L619" text:style-name="Internet_20_link">https://github.com/dosfstools/dosfstools/blob/master/src/mkfs.fat.c#L619</text:a></text:p>
      <text:p text:style-name="P2"/>
      <text:p text:style-name="P2"><text:a xlink:type="simple" xlink:href="https://github.com/dosfstools/dosfstools/blob/master/src/mkfs.fat.c" text:style-name="Internet_20_link">https://github.com/dosfstools/dosfstools/blob/master/src/mkfs.fat.c</text:a></text:p>
      <text:p text:style-name="P2"/>
      <text:p text:style-name="P2"><text:a xlink:type="simple" xlink:href="https://codebender.cc/example/SdFat/SdFormatter#SdFormatter.ino" text:style-name="Internet_20_link">https://codebender.cc/example/SdFat/SdFormatter#SdFormatter.ino</text:a></text:p>
      <text:p text:style-name="P2"/>
      <text:p text:style-name="P2"><text:a xlink:type="simple" xlink:href="https://blog.superpat.com/2010/05/04/a-simple-block-driver-for-linux-kernel-2-6-31/" text:style-name="Internet_20_link">https://blog.superpat.com/2010/05/04/a-simple-block-driver-for-linux-kernel-2-6-31/</text:a></text:p>
      <text:p text:style-name="P2"/>
      <text:p text:style-name="P2"><text:a xlink:type="simple" xlink:href="https://linux-kernel-labs.github.io/master/labs/block_device_drivers.html" text:style-name="Internet_20_link">https://linux-kernel-labs.github.io/master/labs/block_device_drivers.html</text:a>#</text:p>
      <text:p text:style-name="P2"/>
      <text:p text:style-name="P2"><text:a xlink:type="simple" xlink:href="https://stackoverflow.com/questions/9280759/linux-function-to-get-mount-points" text:style-name="Internet_20_link">https://stackoverflow.com/questions/9280759/linux-function-to-get-mount-points</text:a></text:p>
      <text:p text:style-name="P2"/>
      <text:p text:style-name="P2"><text:a xlink:type="simple" xlink:href="https://stackoverflow.com/questions/37380165/handling-multiple-device-files-having-same-major-number-but-unique-minor-number" text:style-name="Internet_20_link">https://stackoverflow.com/questions/37380165/handling-multiple-device-files-having-same-major-number-but-unique-minor-number</text:a></text:p>
      <text:p text:style-name="P2"><text:soft-page-break/></text:p>
      <text:p text:style-name="P2"><text:a xlink:type="simple" xlink:href="https://www.geeksforgeeks.org/linux-kernel-module-programming-hello-world-program/" text:style-name="Internet_20_link">https://www.geeksforgeeks.org/linux-kernel-module-programming-hello-world-program/</text:a></text:p>
      <text:p text:style-name="P2"/>
      <text:p text:style-name="P2"><text:a xlink:type="simple" xlink:href="https://developer.salesforce.com/docs/atlas.en-us.apexcode.meta/apexcode/apex_debugging_debug_log.htm" text:style-name="Internet_20_link">https://developer.salesforce.com/docs/atlas.en-us.apexcode.meta/apexcode/apex_debugging_debug_log.htm</text:a></text:p>
      <text:p text:style-name="P2"/>
      <text:p text:style-name="P2"><text:a xlink:type="simple" xlink:href="https://www.quora.com/Why-isnt-the-entire-space-of-a-pen-drive-and-memory-card-available-for-storage" text:style-name="Internet_20_link">https://www.quora.com/Why-isnt-the-entire-space-of-a-pen-drive-and-memory-card-available-for-storage</text:a></text:p>
      <text:p text:style-name="P2"/>
      <text:p text:style-name="P2"><text:a xlink:type="simple" xlink:href="http://www.linux-tutorial.info/modules.php?name=MContent&amp;pageid=95" text:style-name="Internet_20_link">www.linux-tutorial.info/modules.php?name=MContent&amp;pageid=95</text:a></text:p>
      <text:p text:style-name="P2"/>
      <text:p text:style-name="P2"><text:a xlink:type="simple" xlink:href="http://xdk.bosch-connectivity.com/xdk_docs/html/group__filesystem.html#ga799aff9594e708c8be357281cf85428b" text:style-name="Internet_20_link">http://xdk.bosch-connectivity.com/xdk_docs/html/group__filesystem.html#ga799aff9594e708c8be357281cf85428b</text:a></text:p>
      <text:p text:style-name="P2"/>
      <text:p text:style-name="P2"><text:a xlink:type="simple" xlink:href="http://infocenter.arm.com/help/index.jsp?topic=/com.arm.doc.dui0056d/Cihbbbcj.html" text:style-name="Internet_20_link">http://infocenter.arm.com/help/index.jsp?topic=/com.arm.doc.dui0056d/Cihbbbcj.html</text:a></text:p>
      <text:p text:style-name="P2"/>
      <text:p text:style-name="P2"><text:a xlink:type="simple" xlink:href="http://www.ethernut.de/en/documents/arm-exceptions.html" text:style-name="Internet_20_link">http://www.ethernut.de/en/documents/arm-exceptions.html</text:a></text:p>
      <text:p text:style-name="P2"/>
      <text:p text:style-name="P2"><text:a xlink:type="simple" xlink:href="https://lwn.net/Articles/58720/" text:style-name="Internet_20_link">https://lwn.net/Articles/58720/</text:a></text:p>
      <text:p text:style-name="P2"/>
      <text:p text:style-name="P2"><text:a xlink:type="simple" xlink:href="http://derekmolloy.ie/writing-a-linux-kernel-module-part-2-a-character-device/" text:style-name="Internet_20_link">http://derekmolloy.ie/writing-a-linux-kernel-module-part-2-a-character-device/</text:a></text:p>
      <text:p text:style-name="P2"/>
      <text:p text:style-name="P2"><text:a xlink:type="simple" xlink:href="https://linux-kernel-labs.github.io/master/labs/block_device_drivers.html" text:style-name="Internet_20_link">https://linux-kernel-labs.github.io/master/labs/block_device_drivers.html</text:a></text:p>
      <text:p text:style-name="P2"/>
      <text:p text:style-name="P2"><text:a xlink:type="simple" xlink:href="http://cs.smith.edu/~nhowe/262/oldlabs/module.html" text:style-name="Internet_20_link">http://cs.smith.edu/~nhowe/262/oldlabs/module.html</text:a>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6T11:21:04.951840803</meta:creation-date>
    <dc:date>2019-04-13T10:38:20.423533466</dc:date>
    <meta:editing-duration>PT10M25S</meta:editing-duration>
    <meta:editing-cycles>5</meta:editing-cycles>
    <meta:generator>LibreOffice/4.2.8.2$Linux_X86_64 LibreOffice_project/420m0$Build-2</meta:generator>
    <meta:document-statistic meta:table-count="0" meta:image-count="0" meta:object-count="0" meta:page-count="2" meta:paragraph-count="34" meta:word-count="116" meta:character-count="2810" meta:non-whitespace-character-count="2726"/>
  </office:meta>
</office:document-meta>
</file>